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D00000059F501F4BB.png" manifest:media-type="image/png"/>
  <manifest:file-entry manifest:full-path="Pictures/10000001000002FD0000005987C65B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41b90" officeooo:paragraph-rsid="00041b90"/>
    </style:style>
    <style:style style:name="P2" style:family="paragraph" style:parent-style-name="Standard">
      <style:paragraph-properties fo:text-align="center" style:justify-single-word="false"/>
      <style:text-properties style:font-name="Lato" fo:font-size="18pt" fo:font-weight="normal" officeooo:rsid="00041b90" officeooo:paragraph-rsid="00041b90"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style:font-name="Lato" officeooo:rsid="00041b90" officeooo:paragraph-rsid="00041b90"/>
    </style:style>
    <style:style style:name="P4" style:family="paragraph" style:parent-style-name="Text_20_body">
      <style:paragraph-properties fo:text-align="center" style:justify-single-word="false"/>
      <style:text-properties style:font-name="Lato"/>
    </style:style>
    <style:style style:name="P5" style:family="paragraph" style:parent-style-name="Title">
      <style:paragraph-properties fo:text-align="center" style:justify-single-word="false"/>
      <style:text-properties style:font-name="Lato" fo:font-size="14pt" style:font-size-asian="14pt" style:font-size-complex="14pt"/>
    </style:style>
    <style:style style:name="P6" style:family="paragraph" style:parent-style-name="Text_20_body">
      <style:paragraph-properties fo:text-align="center" style:justify-single-word="false"/>
      <style:text-properties officeooo:paragraph-rsid="00050ba1"/>
    </style:style>
    <style:style style:name="P7" style:family="paragraph" style:parent-style-name="Title">
      <style:paragraph-properties fo:text-align="center" style:justify-single-word="false"/>
      <style:text-properties officeooo:paragraph-rsid="00050ba1"/>
    </style:style>
    <style:style style:name="P8" style:family="paragraph" style:parent-style-name="Title">
      <style:paragraph-properties fo:text-align="center" style:justify-single-word="false"/>
    </style:style>
    <style:style style:name="P9" style:family="paragraph" style:parent-style-name="Text_20_body">
      <style:text-properties style:font-name="Lato Light" officeooo:rsid="00063d86" officeooo:paragraph-rsid="00063d86"/>
    </style:style>
    <style:style style:name="P10" style:family="paragraph" style:parent-style-name="Text_20_body">
      <style:text-properties style:font-name="Lato Light" officeooo:rsid="0006b2a9" officeooo:paragraph-rsid="0006b2a9"/>
    </style:style>
    <style:style style:name="P11" style:family="paragraph" style:parent-style-name="Text_20_body">
      <style:text-properties style:font-name="Lato Light" officeooo:rsid="0006e910" officeooo:paragraph-rsid="0006e910"/>
    </style:style>
    <style:style style:name="P12" style:family="paragraph" style:parent-style-name="Text_20_body">
      <style:text-properties officeooo:rsid="0006e910" officeooo:paragraph-rsid="0006e910"/>
    </style:style>
    <style:style style:name="P13" style:family="paragraph" style:parent-style-name="Text_20_body">
      <style:text-properties officeooo:rsid="0007c47c" officeooo:paragraph-rsid="0007c47c"/>
    </style:style>
    <style:style style:name="P14" style:family="paragraph" style:parent-style-name="Text_20_body">
      <style:text-properties officeooo:rsid="00084548" officeooo:paragraph-rsid="00084548"/>
    </style:style>
    <style:style style:name="P15" style:family="paragraph" style:parent-style-name="Text_20_body">
      <style:text-properties officeooo:rsid="0008e773" officeooo:paragraph-rsid="0008e773"/>
    </style:style>
    <style:style style:name="P16" style:family="paragraph" style:parent-style-name="Text_20_body">
      <style:paragraph-properties fo:text-align="center" style:justify-single-word="false"/>
      <style:text-properties officeooo:rsid="0008e773" officeooo:paragraph-rsid="0008e773"/>
    </style:style>
    <style:style style:name="P17" style:family="paragraph" style:parent-style-name="Text_20_body">
      <style:text-properties officeooo:rsid="0009bc46" officeooo:paragraph-rsid="0009bc46"/>
    </style:style>
    <style:style style:name="P18" style:family="paragraph" style:parent-style-name="Text_20_body">
      <style:text-properties officeooo:rsid="000b52d2" officeooo:paragraph-rsid="000b52d2"/>
    </style:style>
    <style:style style:name="P19" style:family="paragraph" style:parent-style-name="Text_20_body">
      <style:text-properties officeooo:rsid="000bac0c" officeooo:paragraph-rsid="000bac0c"/>
    </style:style>
    <style:style style:name="P20" style:family="paragraph" style:parent-style-name="Title">
      <style:paragraph-properties fo:text-align="center" style:justify-single-word="false"/>
      <style:text-properties officeooo:rsid="0011aa5b" officeooo:paragraph-rsid="0011aa5b"/>
    </style:style>
    <style:style style:name="P21" style:family="paragraph" style:parent-style-name="Text_20_body">
      <style:text-properties officeooo:rsid="001233d3" officeooo:paragraph-rsid="001233d3"/>
    </style:style>
    <style:style style:name="P22" style:family="paragraph" style:parent-style-name="Text_20_body">
      <style:text-properties officeooo:rsid="000d42d2" officeooo:paragraph-rsid="000d42d2"/>
    </style:style>
    <style:style style:name="P23" style:family="paragraph" style:parent-style-name="Text_20_body">
      <style:text-properties officeooo:rsid="0013bb26" officeooo:paragraph-rsid="0013bb26"/>
    </style:style>
    <style:style style:name="P24" style:family="paragraph" style:parent-style-name="Text_20_body">
      <style:text-properties officeooo:rsid="0009bc46" officeooo:paragraph-rsid="0009bc46"/>
    </style:style>
    <style:style style:name="P25" style:family="paragraph" style:parent-style-name="Text_20_body">
      <style:text-properties officeooo:rsid="00149059" officeooo:paragraph-rsid="00149059"/>
    </style:style>
    <style:style style:name="T1" style:family="text">
      <style:text-properties fo:font-size="14pt" style:font-size-asian="14pt" style:font-size-complex="14pt"/>
    </style:style>
    <style:style style:name="T2" style:family="text">
      <style:text-properties officeooo:rsid="0006b2a9"/>
    </style:style>
    <style:style style:name="T3" style:family="text">
      <style:text-properties officeooo:rsid="0006e910"/>
    </style:style>
    <style:style style:name="T4" style:family="text">
      <style:text-properties officeooo:rsid="0007c47c"/>
    </style:style>
    <style:style style:name="T5" style:family="text">
      <style:text-properties officeooo:rsid="00084548"/>
    </style:style>
    <style:style style:name="T6" style:family="text">
      <style:text-properties style:text-position="super 58%"/>
    </style:style>
    <style:style style:name="T7" style:family="text">
      <style:text-properties officeooo:rsid="000bac0c"/>
    </style:style>
    <style:style style:name="T8" style:family="text">
      <style:text-properties officeooo:rsid="001002a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7"><text:span text:style-name="T1"/></text:p>
      <text:p text:style-name="P6"><text:span text:style-name="T1"/></text:p>
      <text:p text:style-name="P5">KAAIMANS WEB SERVICES PROPOSAL</text:p>
      <text:p text:style-name="P4"><text:span text:style-name="T1"/></text:p>
      <text:p text:style-name="Subtitle">TIMO HOYLAND</text:p>
      <text:p text:style-name="P3"/>
      <text:p text:style-name="P1"/>
      <text:p text:style-name="P1"/>
      <text:p text:style-name="P1"/>
      <text:p text:style-name="P1"/>
      <text:p text:style-name="P1"/>
      <text:p text:style-name="P1"/>
      <text:p text:style-name="P1"/>
      <text:h text:style-name="Heading_20_2" text:outline-level="2"/>
      <text:p text:style-name="P1"/>
      <text:p text:style-name="P1"/>
      <text:p text:style-name="P1"/>
      <text:p text:style-name="P1"/>
      <text:p text:style-name="P1"/>
      <text:p text:style-name="P1"/>
      <text:p text:style-name="P1"/>
      <text:p text:style-name="P1"/>
      <text:p text:style-name="P1"/>
      <text:p text:style-name="P1"/>
      <text:p text:style-name="P1"/>
      <text:p text:style-name="P2"/>
      <text:h text:style-name="Heading_20_1" text:outline-level="1"><text:soft-page-break/>Introduction</text:h>
      <text:p text:style-name="Text_20_body"/>
      <text:p text:style-name="P9">Hi, <text:span text:style-name="T3">y</text:span>ou found me reading in your gardens by the lake a few weeks ago. I didn’<text:span text:style-name="T3">t</text:span> know the lands were private, I’m used to going on beautiful hikes <text:span text:style-name="T2">through</text:span> woods in the summer. Anyhow, I did some digital sleuthing after I was made aware – I’m sorry for the imposition- and I happened across your website and business.</text:p>
      <text:p text:style-name="P9"/>
      <text:p text:style-name="P9">Straightaway I could tell that there are some underlying issues which if fixed would improve your throughput <text:s/>by increasing conversions, improving the experience, <text:span text:style-name="T8">traffic</text:span> and reduce <text:span text:style-name="T8">costs per visit</text:span>.</text:p>
      <text:p text:style-name="P9"/>
      <text:p text:style-name="P9">Websites these days are the digital equivalent of brick-and-mortar stores. Stores with slow or unnatentive employees tend to <text:span text:style-name="T2">not</text:span> fare as well as places w<text:span text:style-name="T2">here they go above and beyond as a standard. With premium cars, you attract the highest levels of society and they enjoy being spoiled. They want to buy cars from stately homes but they also want to find out more from a beautiful website first. </text:span></text:p>
      <text:p text:style-name="P9"/>
      <text:p text:style-name="P11">I’m not saying that the website is the most important part of your business, but it is the workhorse. People can see what you offer from the comfort of their living rooms or while on their lunch. People want modernity, class, and elegance. The web is a graph of interconnected websites where your competitor is only three clicks away. What will make you the winning bid?</text:p>
      <text:p text:style-name="P10"/>
      <text:p text:style-name="P10"/>
      <text:h text:style-name="Heading_20_1" text:outline-level="1">Issues Found</text:h>
      <text:p text:style-name="Text_20_body"/>
      <text:p text:style-name="P12">There are two clear aspects which we use to rate websites subconsciously: performance and design. This is evident in the car world too where fast cars are revered, even if they might look a little off. This is also why companies such as ferrari and design houses such as Pininfarina have fared so well – they pair the beautiful with the performant.</text:p>
      <text:p text:style-name="P12"/>
      <text:p text:style-name="P12">Performance means something different to everyone. To some it might mean speed, to some fuel efficiency, to some how long their tyres will last at full speed. In this case, performance <text:span text:style-name="T4">is a carefully curated hybrid between the experience of a customer and your running costs.</text:span></text:p>
      <text:p text:style-name="P12"/>
      <text:p text:style-name="P13"><text:soft-page-break/>A side benefit of improving performance is also a greater reach not unlike in the car world. If somebody decides to create an unusal car through performance or design, it is likely to fetch more eyes: more people know what an E-type is over an S-Type. This is an indirect cause catapulted through word of mouth of others and in this case, the ranking algorithms of search engines as well as others’ word of mouth.</text:p>
      <text:p text:style-name="P13"/>
      <text:p text:style-name="P13"/>
      <text:p text:style-name="P13"><draw:frame draw:style-name="fr2" draw:name="Image1" text:anchor-type="as-char" svg:width="6.6929in" svg:height="0.7783in" draw:z-index="0"><draw:image xlink:href="Pictures/10000001000002FD0000005987C65B55.png" xlink:type="simple" xlink:show="embed" xlink:actuate="onLoad" draw:mime-type="image/png"/></draw:frame></text:p>
      <text:p text:style-name="P16">Mobile Home Page Rankings for KAAIMANS.COM</text:p>
      <text:p text:style-name="P16"/>
      <text:p text:style-name="P16"/>
      <text:p text:style-name="P16"><draw:frame draw:style-name="fr1" draw:name="Image2" text:anchor-type="as-char" svg:width="6.6929in" svg:height="0.7783in" draw:z-index="1"><draw:image xlink:href="Pictures/10000001000002FD00000059F501F4BB.png" xlink:type="simple" xlink:show="embed" xlink:actuate="onLoad" draw:mime-type="image/png"/></draw:frame></text:p>
      <text:p text:style-name="P16">Desktop Home Page Rankings for KAAIMANS.COM</text:p>
      <text:p text:style-name="P16"/>
      <text:p text:style-name="P16"/>
      <text:h text:style-name="Heading_20_3" text:outline-level="3">Performance and Loading Times</text:h>
      <text:p text:style-name="Text_20_body"/>
      <text:p text:style-name="P13">Poor overall loading performance due to unnecessary code, slow third-party dependencies and <text:span text:style-name="T5">inefficient asset loading strategies.</text:span></text:p>
      <text:p text:style-name="P14">Slow initial image loading times and suboptimal implementation</text:p>
      <text:p text:style-name="P14">95 server requests made from the home page alone, leading to increased costs and bandwidth usage.</text:p>
      <text:p text:style-name="P17">Average page size is 211kb, larger than 70% of all other websites but you are in the 32<text:span text:style-name="T6">nd</text:span> percentile for speed.</text:p>
      <text:p text:style-name="P14"/>
      <text:h text:style-name="Heading_20_3" text:outline-level="3">Accessibility and Usability</text:h>
      <text:p text:style-name="Text_20_body"/>
      <text:p text:style-name="P14">Interactive elements (buttons, links) lack proper focus states, names, and accessibility attributes.</text:p>
      <text:p text:style-name="P14"><text:soft-page-break/>Insufficient colour contrast between green and white failing all accessibility standards</text:p>
      <text:p text:style-name="P14">Critical components such as the stock filter and not entirely accessible via keyboard navigation.</text:p>
      <text:p text:style-name="P17">Bare domains not accounted for, and result in an error message for users.</text:p>
      <text:p text:style-name="P25">On the sell car form, the car offerings are specific but direct to cars only of that brand, not to the specifc models listed in the description.</text:p>
      <text:p text:style-name="P14"/>
      <text:h text:style-name="Heading_20_3" text:outline-level="3">Search Engine Optimisation (SEO) and Crawlability</text:h>
      <text:p text:style-name="P14"/>
      <text:p text:style-name="P14">Accessibility issues can negatively impact search rankings, as search engines prefer accessible websites.</text:p>
      <text:p text:style-name="P14">Certain links and elements on the website are not crawlable, hinmdering discoverability.</text:p>
      <text:p text:style-name="P18">7<text:span text:style-name="T7">5</text:span>% of your <text:span text:style-name="T7">traffic comes from your brand name and not alternative keywords.</text:span></text:p>
      <text:p text:style-name="P19">Low amount of keywords overall.</text:p>
      <text:p text:style-name="P14"/>
      <text:h text:style-name="Heading_20_3" text:outline-level="3">Design and User Interface (UI)</text:h>
      <text:p text:style-name="P13"/>
      <text:p text:style-name="P15">Inconsistent padding around buttons and layout shifts during page load.</text:p>
      <text:p text:style-name="P15">Outdated design.</text:p>
      <text:p text:style-name="P15">The AI Icon is inconsistent with the overall design system.</text:p>
      <text:p text:style-name="P21">The Livechat icon clashes in usability and visual heirarchy with the AI button.</text:p>
      <text:p text:style-name="P22">The email newsletter does not come from a kaaimans domain, rather a netdirector domain which I almost looked over.</text:p>
      <text:p text:style-name="P23">Repeated information and text that makes for an unorganised design.</text:p>
      <text:p text:style-name="P15"/>
      <text:h text:style-name="Heading_20_3" text:outline-level="3">Dependency and Asset Management</text:h>
      <text:p text:style-name="Text_20_body"/>
      <text:p text:style-name="P15">Libraries and dependencies are loaded without apparent necessity.</text:p>
      <text:p text:style-name="P15"><text:span text:style-name="T7">A</text:span> large icon pack is loaded at once, increasing asset loading times.</text:p>
      <text:p text:style-name="P15"/>
      <text:p text:style-name="P19"><text:soft-page-break/>Overall, the system needs to be given an overhaul to comepete with competitors on a national and internation level. Competitors like Amarisupercars have 40 times as much traffic per day. Their website while old, performs well due to their keywords, and a little effort. </text:p>
      <text:p text:style-name="P19"/>
      <text:p text:style-name="P19"/>
      <text:p text:style-name="P19"/>
      <text:h text:style-name="Heading_20_1" text:outline-level="1">Current Implementation</text:h>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 Light" fo:font-family="'Lato Light'" style:font-style-name="Regular" style:font-pitch="variable" fo:font-weight="2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1" fo:font-family="Lato" style:font-style-name="Bold" style:font-pitch="variable"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1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2" fo:font-family="Lato" style:font-style-name="Regular" style:font-pitch="variable" fo:font-size="12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o1" fo:font-family="Lato" style:font-style-name="Bold"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ato1" fo:font-family="Lato" style:font-style-name="Bold"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ato1" fo:font-family="Lato" style:font-style-name="Bold" style:font-pitch="variable" fo:font-size="12pt" fo:font-style="normal"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21:21:34.496900300</meta:creation-date>
    <meta:editing-duration>PT15H49M21S</meta:editing-duration>
    <meta:editing-cycles>2</meta:editing-cycles>
    <meta:generator>LibreOffice/24.2.0.3$Linux_X86_64 LibreOffice_project/420$Build-3</meta:generator>
    <dc:date>2024-06-07T13:21:05.754471168</dc:date>
    <meta:document-statistic meta:table-count="0" meta:image-count="2" meta:object-count="0" meta:page-count="5" meta:paragraph-count="43" meta:word-count="758" meta:character-count="4665" meta:non-whitespace-character-count="3943"/>
  </office:meta>
</office:document-meta>
</file>